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10000024A83BBF07B444B59D6.png" manifest:media-type="image/png"/>
  <manifest:file-entry manifest:full-path="Pictures/100002010000040F00000275E948FB3A5320E4C4.png" manifest:media-type="image/png"/>
  <manifest:file-entry manifest:full-path="Pictures/10000201000005790000031480613A9E065C7B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17c" officeooo:paragraph-rsid="001d917c"/>
    </style:style>
    <style:style style:name="T1" style:family="text">
      <style:text-properties officeooo:rsid="001d91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9"/><text:span text:style-name="T1">Experiment no. 2 </text:span></text:p>
      <text:p text:style-name="Standard"/>
      <text:p text:style-name="P1">NAME: PARNIKA GANGRADE</text:p>
      <text:p text:style-name="P1">SUBJECT:DSA LAB</text:p>
      <text:p text:style-name="P1">ROLL NO. :29</text:p>
      <text:p text:style-name="P1"/>
      <text:p text:style-name="P1"/>
      <text:p text:style-name="P1"><draw:frame draw:style-name="fr2" draw:name="Image1" text:anchor-type="char" svg:width="15.196cm" svg:height="8.546cm" draw:z-index="0"><draw:image xlink:href="Pictures/10000201000005790000031480613A9E065C7BB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053cm" svg:y="11.086cm" svg:width="17cm" svg:height="10.291cm" draw:z-index="2"><draw:image xlink:href="Pictures/100002010000040F00000275E948FB3A5320E4C4.png" xlink:type="simple" xlink:show="embed" xlink:actuate="onLoad" loext:mime-type="image/png"/></draw:frame><draw:frame draw:style-name="fr1" draw:name="Image2" text:anchor-type="char" svg:x="0.587cm" svg:y="-1.199cm" svg:width="16.254cm" svg:height="9.149cm" draw:z-index="1"><draw:image xlink:href="Pictures/10000201000004110000024A83BBF07B444B59D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8T11:13:40.471840456</meta:creation-date>
    <dc:date>2024-10-18T11:16:01.937629940</dc:date>
    <meta:editing-duration>PT2M22S</meta:editing-duration>
    <meta:editing-cycles>1</meta:editing-cycles>
    <meta:document-statistic meta:table-count="0" meta:image-count="3" meta:object-count="0" meta:page-count="2" meta:paragraph-count="4" meta:word-count="11" meta:character-count="125" meta:non-whitespace-character-count="58"/>
    <meta:generator>LibreOffice/6.4.7.2$Linux_X86_64 LibreOffice_project/40$Build-2</meta:generator>
  </office:meta>
</office:document-meta>
</file>